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Text_20_body" style:list-style-name="L27">
      <style:paragraph-properties fo:line-height="150%"/>
      <style:text-properties style:font-name="Arial" style:font-name-asian="Arial"/>
    </style:style>
    <style:style style:name="P14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7" style:family="paragraph" style:parent-style-name="Text_20_body" style:list-style-name="L28">
      <style:paragraph-properties fo:margin-top="0cm" fo:margin-bottom="0cm" fo:line-height="150%" style:writing-mode="lr-tb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2168865770600118190" text:style-name="L1">
        <text:list-item>
          <text:p text:style-name="P16">REVIEW</text:p>
        </text:list-item>
        <text:list-item>
          <text:p text:style-name="P16">TASK-1 : setup → cake</text:p>
          <text:list>
            <text:list-item>
              <text:p text:style-name="P16">T-1.1</text:p>
              <text:list>
                <text:list-item>
                  <text:p text:style-name="P49">start : C:\WORKS_2\Programs\eclipse\eclipse_luna_php</text:p>
                </text:list-item>
                <text:list-item>
                  <text:p text:style-name="P49">eclipse ==&gt; new task</text:p>
                  <text:list>
                    <text:list-item>
                      <text:p text:style-name="P49">37#12_programming/4_cake_ifm11-with-php/1~</text:p>
                    </text:list-item>
                  </text:list>
                </text:list-item>
                <text:list-item>
                  <text:p text:style-name="P49">DUP : controller : FxAdminController.php </text:p>
                  <text:list>
                    <text:list-item>
                      <text:p text:style-name="P16">==&gt; IfmController.php</text:p>
                    </text:list-item>
                  </text:list>
                </text:list-item>
                <text:list-item>
                  <text:p text:style-name="P16">edit</text:p>
                  <text:list>
                    <text:list-item>
                      <text:p text:style-name="P16">class name</text:p>
                    </text:list-item>
                    <text:list-item>
                      <text:p text:style-name="P16">index()</text:p>
                    </text:list-item>
                  </text:list>
                </text:list-item>
                <text:list-item>
                  <text:p text:style-name="P16">TEST : browse ==&gt; should error</text:p>
                  <text:list>
                    <text:list-item>
                      <text:p text:style-name="P16">==&gt; OK</text:p>
                      <text:list>
                        <text:list-item>
                          <text:p text:style-name="P16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T-1.2 : view</text:p>
              <text:list>
                <text:list-item>
                  <text:p text:style-name="P16">DUP : C:\WORKS_2\WS\Eclipse_Luna\Cake_IFM11\app\View\FxAdmin</text:p>
                  <text:list>
                    <text:list-item>
                      <text:p text:style-name="P16">==&gt; Ifm</text:p>
                    </text:list-item>
                    <text:list-item>
                      <text:p text:style-name="P16">edit file ==&gt; index.ctp</text:p>
                    </text:list-item>
                    <text:list-item>
                      <text:p text:style-name="P16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 : javascript </text:p>
          <text:list>
            <text:list-item>
              <text:p text:style-name="P16">javascript : lib_ifm.js // C:\WORKS_2\WS\Eclipse_Luna\Cake_IFM11\app\webroot\js\</text:p>
              <text:list>
                <text:list-item>
                  <text:p text:style-name="P16">DUP</text:p>
                </text:list-item>
                <text:list-item>
                  <text:p text:style-name="P16"><text:soft-page-break/>edit</text:p>
                </text:list-item>
                <text:list-item>
                  <text:p text:style-name="P16">view ==&gt; new line</text:p>
                  <text:list>
                    <text:list-item>
                      <text:p text:style-name="P16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3 : view : index</text:p>
          <text:list>
            <text:list-item>
              <text:list>
                <text:list-item>
                  <text:p text:style-name="P16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6">T-3.1</text:p>
              <text:list>
                <text:list-item>
                  <text:p text:style-name="P16">view : table, tr, td</text:p>
                </text:list-item>
                <text:list-item>
                  <text:p text:style-name="P16">css : new FILE :</text:p>
                  <text:list>
                    <text:list-item>
                      <text:p text:style-name="P16">DUP : libfx.css ==&gt; lib_ifm.css</text:p>
                    </text:list-item>
                    <text:list-item>
                      <text:p text:style-name="P16">view ==&gt; new line</text:p>
                    </text:list-item>
                  </text:list>
                </text:list-item>
              </text:list>
            </text:list-item>
            <text:list-item>
              <text:p text:style-name="P16">T-3.2 : more tags</text:p>
              <text:list>
                <text:list-item>
                  <text:p text:style-name="P16">“&lt;div id="div_IM_Update_Date"&gt;”</text:p>
                </text:list-item>
                <text:list-item>
                  <text:p text:style-name="P16">css : “div_IM_Update_Date”</text:p>
                </text:list-item>
                <text:list-item>
                  <text:p text:style-name="P16">TEST ==&gt; OK</text:p>
                </text:list-item>
                <text:list-item>
                  <text:p text:style-name="P16">css : “ipt_Ifm_Index_Input_Area”</text:p>
                </text:list-item>
              </text:list>
            </text:list-item>
            <text:list-item>
              <text:p text:style-name="P16">T-3.3: tag : table entries</text:p>
              <text:list>
                <text:list-item>
                  <text:p text:style-name="P16">“div_Ifm_Index_Actions__Entries”</text:p>
                </text:list-item>
                <text:list-item>
                  <text:p text:style-name="P16">edit ==&gt; python codes → to php lines</text:p>
                </text:list-item>
                <text:list-item>
                  <text:p text:style-name="P16">controller : dummy array → $lo_Commands</text:p>
                </text:list-item>
                <text:list-item>
                  <text:p text:style-name="P16">css for ==&gt; “tbl_Im_Actions” ==&gt; OK</text:p>
                </text:list-item>
                <text:list-item>
                  <text:p text:style-name="P16">css for ==&gt; “bt_Basic_2_Size20” </text:p>
                  <text:list>
                    <text:list-item>
                      <text:p text:style-name="P1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37259013724351252" text:style-name="L2">
        <text:list-item>
          <text:list>
            <text:list-item>
              <text:list>
                <text:list-item>
                  <text:p text:style-name="P17">T-1.1 :: step-3 ~~</text:p>
                </text:list-item>
              </text:list>
            </text:list-item>
          </text:list>
        </text:list-item>
      </text:list>
      <text:p text:style-name="P3">[further]</text:p>
      <text:list xml:id="list759385713932508701" text:style-name="L3">
        <text:list-item>
          <text:p text:style-name="P18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7450440187141482722" text:style-name="L4">
        <text:list-item>
          <text:p text:style-name="P19">REVIEW</text:p>
        </text:list-item>
        <text:list-item>
          <text:p text:style-name="P19">TASK-1</text:p>
          <text:list>
            <text:list-item>
              <text:p text:style-name="P50"><text:span text:style-name="T1">@#_ </text:span>T-1.1</text:p>
              <text:list>
                <text:list-item>
                  <text:p text:style-name="P50">DUP : controller : FxTestController.php</text:p>
                  <text:list>
                    <text:list-item>
                      <text:p text:style-name="P19">==&gt; IPController.php 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class name</text:p>
                    </text:list-item>
                    <text:list-item>
                      <text:p text:style-name="P19">index() ==&gt; skeleton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19">T-1.2 </text:p>
              <text:list>
                <text:list-item>
                  <text:p text:style-name="P19">DUP : C:\WORKS_2\WS\Eclipse_Luna\Cake_IFM11\app\View\FxTest</text:p>
                  <text:list>
                    <text:list-item>
                      <text:p text:style-name="P19"><text:span text:style-name="T1">#_ </text:span>==&gt; IP</text:p>
                    </text:list-item>
                    <text:list-item>
                      <text:p text:style-name="P19"><text:span text:style-name="T1">#_ </text:span>edit file ==&gt; index.ctp</text:p>
                    </text:list-item>
                    <text:list-item>
                      <text:p text:style-name="P19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 </text:p>
          <text:list>
            <text:list-item>
              <text:p text:style-name="P19">T-2.1</text:p>
              <text:list>
                <text:list-item>
                  <text:p text:style-name="P19">javascript : lib_ip.js // <text:soft-page-break/>C:\WORKS_2\WS\Eclipse_Luna\Cake_IFM11\app\webroot\js\</text:p>
                  <text:list>
                    <text:list-item>
                      <text:p text:style-name="P19">DUP</text:p>
                    </text:list-item>
                    <text:list-item>
                      <text:p text:style-name="P19"><text:span text:style-name="T1">#_ </text:span>edit</text:p>
                    </text:list-item>
                  </text:list>
                </text:list-item>
                <text:list-item>
                  <text:p text:style-name="P19">view ==&gt; new line</text:p>
                  <text:list>
                    <text:list-item>
                      <text:p text:style-name="P19">View\Layouts\default.ctp</text:p>
                    </text:list-item>
                  </text:list>
                </text:list-item>
                <text:list-item>
                  <text:p text:style-name="P19">TEST ==&gt; OK </text:p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view ==&gt; change id labels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<text:span text:style-name="T1">#_ </text:span>ctp : “div_Tester_Index_Area_Result”</text:p>
                  <text:list>
                    <text:list-item>
                      <text:p text:style-name="P19">==&gt; “div_IP_Index_Area_Result”</text:p>
                    </text:list-item>
                  </text:list>
                </text:list-item>
                <text:list-item>
                  <text:p text:style-name="P19"><text:span text:style-name="T1">#_ </text:span>css</text:p>
                  <text:list>
                    <text:list-item>
                      <text:p text:style-name="P19">DUP : lib_ifm.css ==&gt; lib_ip.css</text:p>
                    </text:list-item>
                    <text:list-item>
                      <text:p text:style-name="P19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4</text:p>
          <text:list>
            <text:list-item>
              <text:list>
                <text:list-item>
                  <text:p text:style-name="P19">view ==&gt; element</text:p>
                </text:list-item>
              </text:list>
            </text:list-item>
            <text:list-item>
              <text:p text:style-name="P19">T-4.1</text:p>
              <text:list>
                <text:list-item>
                  <text:p text:style-name="P19">DUP : C:\WORKS_2\WS\Eclipse_Luna\Cake_IFM11\app\View\Elements\fx_test</text:p>
                  <text:list>
                    <text:list-item>
                      <text:p text:style-name="P19">==&gt; C:\WORKS_2\WS\Eclipse_Luna\Cake_IFM11\app\View\Elements\ip</text:p>
                    </text:list-item>
                  </text:list>
                </text:list-item>
                <text:list-item>
                  <text:p text:style-name="P19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7097220815471808336" text:style-name="L5">
        <text:list-item>
          <text:p text:style-name="P20">TASK</text:p>
          <text:list>
            <text:list-item>
              <text:p text:style-name="P20">javascript : ajax</text:p>
              <text:list>
                <text:list-item>
                  <text:p text:style-name="P20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2312678308141744355" text:style-name="L6">
        <text:list-item>
          <text:p text:style-name="P21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560358877176279287" text:style-name="L7">
        <text:list-item>
          <text:p text:style-name="P22">REVIEW</text:p>
        </text:list-item>
        <text:list-item>
          <text:p text:style-name="P22">TASK-1</text:p>
          <text:list>
            <text:list-item>
              <text:list>
                <text:list-item>
                  <text:p text:style-name="P22">javascript : ajax</text:p>
                  <text:list>
                    <text:list-item>
                      <text:p text:style-name="P22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2">T-1.1 </text:p>
              <text:list>
                <text:list-item>
                  <text:p text:style-name="P22">change func name</text:p>
                  <text:list>
                    <text:list-item>
                      <text:p text:style-name="P22">“fx_tester_T_1” ==&gt; ip_proc_actions</text:p>
                      <text:list>
                        <text:list-item>
                          <text:p text:style-name="P22">js file</text:p>
                        </text:list-item>
                        <text:list-item>
                          <text:p text:style-name="P22">ctp</text:p>
                        </text:list-item>
                      </text:list>
                    </text:list-item>
                  </text:list>
                </text:list-item>
                <text:list-item>
                  <text:p text:style-name="P22">TEST ==&gt; OK</text:p>
                </text:list-item>
              </text:list>
            </text:list-item>
            <text:list-item>
              <text:p text:style-name="P22">T-1.2 : ajax</text:p>
              <text:list>
                <text:list-item>
                  <text:p text:style-name="P22">js</text:p>
                </text:list-item>
                <text:list-item>
                  <text:p text:style-name="P22">TEST ==&gt; should error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  <text:list-item>
              <text:p text:style-name="P22">T-1.2 : controller</text:p>
              <text:list>
                <text:list-item>
                  <text:p text:style-name="P22">new FUNC : ip_proc_actions</text:p>
                  <text:list>
                    <text:list-item>
                      <text:p text:style-name="P22">sig</text:p>
                    </text:list-item>
                    <text:list-item>
                      <text:p text:style-name="P22">labels</text:p>
                      <text:list>
                        <text:list-item>
                          <text:p text:style-name="P22"><text:soft-page-break/>//_20200125_172001:head</text:p>
                        </text:list-item>
                        <text:list-item>
                          <text:p text:style-name="P22">//_20200125_172004:caller</text:p>
                        </text:list-item>
                        <text:list-item>
                          <text:p text:style-name="P22">//_20200125_172007:wl</text:p>
                        </text:list-item>
                      </text:list>
                    </text:list-item>
                    <text:list-item>
                      <text:p text:style-name="P22">caller</text:p>
                    </text:list-item>
                    <text:list-item>
                      <text:p text:style-name="P22">dummy</text:p>
                    </text:list-item>
                    <text:list-item>
                      <text:p text:style-name="P22">TEST ==&gt; should error</text:p>
                      <text:list>
                        <text:list-item>
                          <text:p text:style-name="P22">==&gt; OK</text:p>
                        </text:list-item>
                      </text:list>
                    </text:list-item>
                    <text:list-item>
                      <text:p text:style-name="P22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2">==&gt; “Error: The view for IpController::ip_proc_actions() was not found.”</text:p>
                        </text:list-item>
                        <text:list-item>
                          <text:p text:style-name="P2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2">T-1.3 : view</text:p>
              <text:list>
                <text:list-item>
                  <text:p text:style-name="P22">new ctp file</text:p>
                </text:list-item>
                <text:list-item>
                  <text:p text:style-name="P22">time label ==&gt; display</text:p>
                  <text:list>
                    <text:list-item>
                      <text:p text:style-name="P22">TEST ==&gt; OK</text:p>
                    </text:list-item>
                  </text:list>
                </text:list-item>
                <text:list-item>
                  <text:p text:style-name="P22">layout file ==&gt; designate</text:p>
                  <text:list>
                    <text:list-item>
                      <text:p text:style-name="P22">TEST ==&gt; OK</text:p>
                    </text:list-item>
                  </text:list>
                </text:list-item>
                <text:list-item>
                  <text:p text:style-name="P22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173709111107613151" text:style-name="L8">
        <text:list-item>
          <text:p text:style-name="P23">TASK</text:p>
          <text:list>
            <text:list-item>
              <text:p text:style-name="P23">//_20200125_173157:next</text:p>
            </text:list-item>
            <text:list-item>
              <text:p text:style-name="P23">params ==&gt; process (controller)</text:p>
            </text:list-item>
          </text:list>
        </text:list-item>
      </text:list>
      <text:p text:style-name="P3">[further]</text:p>
      <text:list xml:id="list7563468651585115689" text:style-name="L9">
        <text:list-item>
          <text:p text:style-name="P24"/>
        </text:list-item>
      </text:list>
      <text:p text:style-name="P10"><text:line-break/><text:span text:style-name="T2">[/ XXX]</text:span></text:p>
      <text:p text:style-name="P10"><text:soft-page-break/></text:p>
      <text:p text:style-name="P6"/>
      <text:p text:style-name="P3"><text:span text:style-name="T3">3</text:span>---------------------------------------------------------------------------</text:p>
      <text:p text:style-name="P7">res free# JVEMV6 37#12.5_4 / 37. miscs / 12. programming / 5. image-processing / <text:s/>20200126_174313</text:p>
      <text:p text:style-name="P7"/>
      <text:p text:style-name="P3">[do] </text:p>
      <text:list xml:id="list1413459883390389338" text:style-name="L10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//_20200125_173157:next</text:p>
                </text:list-item>
                <text:list-item>
                  <text:p text:style-name="P25">params ==&gt; process (controller)</text:p>
                </text:list-item>
              </text:list>
            </text:list-item>
            <text:list-item>
              <text:p text:style-name="P25">T-1.1 </text:p>
              <text:list>
                <text:list-item>
                  <text:p text:style-name="P25">get → param “action”</text:p>
                </text:list-item>
                <text:list-item>
                  <text:p text:style-name="P25">debug</text:p>
                </text:list-item>
                <text:list-item>
                  <text:p text:style-name="P25">TEST ==&gt; </text:p>
                  <text:list>
                    <text:list-item>
                      <text:p text:style-name="P25">eigen ==&gt; OK</text:p>
                    </text:list-item>
                    <text:list-item>
                      <text:p text:style-name="P25">ajax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6173970500918212077" text:style-name="L11">
        <text:list-item>
          <text:p text:style-name="P26">TASK</text:p>
          <text:list>
            <text:list-item>
              <text:p text:style-name="P26">//_20200126_181129:next</text:p>
            </text:list-item>
            <text:list-item>
              <text:p text:style-name="P26">new FUNC : “ip_proc_actions__Proc_1”</text:p>
            </text:list-item>
          </text:list>
        </text:list-item>
      </text:list>
      <text:p text:style-name="P3">[further]</text:p>
      <text:list xml:id="list7958619248928720460" text:style-name="L12">
        <text:list-item>
          <text:p text:style-name="P27"/>
        </text:list-item>
      </text:list>
      <text:p text:style-name="P10"><text:line-break/><text:span text:style-name="T2">[/ 20200126_181247]</text:span></text:p>
      <text:p text:style-name="P10"/>
      <text:p text:style-name="P6"/>
      <text:p text:style-name="P10"><text:soft-page-break/></text:p>
      <text:p text:style-name="P3"><text:span text:style-name="T3">4</text:span>---------------------------------------------------------------------------</text:p>
      <text:p text:style-name="P7">res free# JVEMV6 37#12.5_5 / 37. miscs / 12. programming / 5. image-processing / <text:s/>XXXX</text:p>
      <text:p text:style-name="P7"/>
      <text:p text:style-name="P3">[do] </text:p>
      <text:list xml:id="list2384042091690286671" text:style-name="L13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//_20200126_181129:next</text:p>
                </text:list-item>
                <text:list-item>
                  <text:p text:style-name="P28">new FUNC : “ip_proc_actions__Proc_1”</text:p>
                </text:list-item>
              </text:list>
            </text:list-item>
            <text:list-item>
              <text:p text:style-name="P28">T-1.1</text:p>
              <text:list>
                <text:list-item>
                  <text:p text:style-name="P28">FUNC</text:p>
                  <text:list>
                    <text:list-item>
                      <text:p text:style-name="P28">sig</text:p>
                    </text:list-item>
                    <text:list-item>
                      <text:p text:style-name="P28">labels</text:p>
                    </text:list-item>
                    <text:list-item>
                      <text:p text:style-name="P28">caller</text:p>
                    </text:list-item>
                  </text:list>
                </text:list-item>
              </text:list>
            </text:list-item>
            <text:list-item>
              <text:p text:style-name="P28">TEST ==&gt; OK</text:p>
            </text:list-item>
          </text:list>
        </text:list-item>
        <text:list-item>
          <text:p text:style-name="P28">TASK-2</text:p>
          <text:list>
            <text:list-item>
              <text:list>
                <text:list-item>
                  <text:p text:style-name="P28">load image file</text:p>
                  <text:list>
                    <text:list-item>
                      <text:p text:style-name="P28">test_20200127_175307.png // C:\WORKS_</text:p>
                    </text:list-item>
                  </text:list>
                </text:list-item>
                <text:list-item>
                  <text:p text:style-name="P28">ip_proc_actions__Proc_1</text:p>
                </text:list-item>
                <text:list-item>
                  <text:p text:style-name="P28">search docs</text:p>
                  <text:list>
                    <text:list-item>
                      <text:p text:style-name="P28"><text:a xlink:type="simple" xlink:href="https://duckduckgo.com/?q=php+画像処理&amp;t=opera&amp;ia=web" text:style-name="Internet_20_link" text:visited-style-name="Visited_20_Internet_20_Link">https://duckduckgo.com/?q=php+画像処理&amp;t=opera&amp;ia=web</text:a></text:p>
                    </text:list-item>
                    <text:list-item>
                      <text:p text:style-name="P28"><text:a xlink:type="simple" xlink:href="http://tsuttayo.jpn.org/php/gd/" text:style-name="Internet_20_link" text:visited-style-name="Visited_20_Internet_20_Link">http://tsuttayo.jpn.org/php/gd/</text:a></text:p>
                      <text:list>
                        <text:list-item>
                          <text:p text:style-name="P28">C:\WORKS_2\WS\WS_Others.Art\JVEMV6\46_art\6_visual-arts\5_free-painting\images</text:p>
                        </text:list-item>
                        <text:list-item>
                          <text:p text:style-name="P28">T-1.2</text:p>
                        </text:list-item>
                        <text:list-item>
                          <text:p text:style-name="P28">“「GD Support」が「enabled」になっているか” ==&gt; yes</text:p>
                        </text:list-item>
                        <text:list-item>
                          <text:p text:style-name="P28">USE : “ImageCreateFromPNG”</text:p>
                        </text:list-item>
                      </text:list>
                    </text:list-item>
                  </text:list>
                </text:list-item>
                <text:list-item>
                  <text:p text:style-name="P28">TEST ==&gt; OK : no error</text:p>
                </text:list-item>
              </text:list>
            </text:list-item>
          </text:list>
        </text:list-item>
      </text:list>
      <text:p text:style-name="P3"/>
      <text:p text:style-name="P3"><text:soft-page-break/>[next]</text:p>
      <text:list xml:id="list4649165141267617748" text:style-name="L14">
        <text:list-item>
          <text:p text:style-name="P29">TASK</text:p>
          <text:list>
            <text:list-item>
              <text:p text:style-name="P29">USE : ImageCreateFromPNG</text:p>
            </text:list-item>
            <text:list-item>
              <text:p text:style-name="P29">//_20200127_181527:next</text:p>
            </text:list-item>
          </text:list>
        </text:list-item>
      </text:list>
      <text:p text:style-name="P3">[further]</text:p>
      <text:list xml:id="list1428955220711273132" text:style-name="L15">
        <text:list-item>
          <text:p text:style-name="P30"/>
        </text:list-item>
      </text:list>
      <text:p text:style-name="P10"><text:line-break/><text:span text:style-name="T2">[/ 20200127_181543]</text:span></text:p>
      <text:p text:style-name="P10"/>
      <text:p text:style-name="P6"/>
      <text:p text:style-name="P3">5---------------------------------------------------------------------------</text:p>
      <text:p text:style-name="P7">res free# JVEMV6 37#12.5_6 / 37. miscs / 12. programming / 5. image-processing / <text:s/>20200128_132738</text:p>
      <text:p text:style-name="P7"/>
      <text:p text:style-name="P3">[do] </text:p>
      <text:list xml:id="list1132002017375550918" text:style-name="L16">
        <text:list-item>
          <text:p text:style-name="P31">REVIEW</text:p>
        </text:list-item>
        <text:list-item>
          <text:p text:style-name="P31">TASK-1</text:p>
          <text:list>
            <text:list-item>
              <text:list>
                <text:list-item>
                  <text:p text:style-name="P31">USE : ImageCreateFromPNG</text:p>
                </text:list-item>
                <text:list-item>
                  <text:p text:style-name="P31">//_20200127_181527:next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“ImageCreateFromPNG”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“$ix = ImageSX($im_inp);” ==&gt; OK </text:p>
                </text:list-item>
              </text:list>
            </text:list-item>
            <text:list-item>
              <text:p text:style-name="P31">T-1.2</text:p>
              <text:list>
                <text:list-item>
                  <text:p text:style-name="P31">“ImageJPEG” ==&gt; OK</text:p>
                </text:list-item>
              </text:list>
            </text:list-item>
          </text:list>
        </text:list-item>
        <text:list-item>
          <text:p text:style-name="P31">TASK-2 : processes ==&gt; new funcs</text:p>
          <text:list>
            <text:list-item>
              <text:p text:style-name="P31">T-2.1 : ip_proc_actions__Proc_1__Copy_Simple($im_inp)</text:p>
              <text:list>
                <text:list-item>
                  <text:p text:style-name="P31">==&gt; OK</text:p>
                </text:list-item>
              </text:list>
            </text:list-item>
            <text:list-item>
              <text:p text:style-name="P31">T-2.2 : ip_proc_actions__Proc_1__Copy_Partial($im_inp)</text:p>
              <text:list>
                <text:list-item>
                  <text:p text:style-name="P31"><text:soft-page-break/>==&gt; OK</text:p>
                </text:list-item>
              </text:list>
            </text:list-item>
          </text:list>
        </text:list-item>
      </text:list>
      <text:p text:style-name="P3">[next]</text:p>
      <text:list xml:id="list147247969693563420" text:style-name="L17">
        <text:list-item>
          <text:p text:style-name="P32">TASK</text:p>
          <text:list>
            <text:list-item>
              <text:p text:style-name="P32">ip_proc_actions__Proc_1__Copy_Partial($im_inp)</text:p>
              <text:list>
                <text:list-item>
                  <text:p text:style-name="P32">==&gt; random coordinates</text:p>
                </text:list-item>
                <text:list-item>
                  <text:p text:style-name="P32">==&gt; flowcharting</text:p>
                </text:list-item>
                <text:list-item>
                  <text:p text:style-name="P32">//_20200128_142027:next</text:p>
                </text:list-item>
              </text:list>
            </text:list-item>
          </text:list>
        </text:list-item>
      </text:list>
      <text:p text:style-name="P3">[further]</text:p>
      <text:list xml:id="list5980809271086839971" text:style-name="L18">
        <text:list-item>
          <text:p text:style-name="P33"/>
        </text:list-item>
      </text:list>
      <text:p text:style-name="P10"><text:line-break/><text:span text:style-name="T2">[/ 20200128_142041]</text:span></text:p>
      <text:p text:style-name="P10"/>
      <text:p text:style-name="P6"/>
      <text:p text:style-name="P3"><text:span text:style-name="T3">6</text:span>---------------------------------------------------------------------------</text:p>
      <text:p text:style-name="P7">res free# JVEMV6 37#12.5_7/ 37. miscs / 12. programming / 5. image-processing / <text:s/>20200129_151337</text:p>
      <text:p text:style-name="P8">#_ </text:p>
      <text:p text:style-name="P3">[do] </text:p>
      <text:list xml:id="list5983219629037012480" text:style-name="L19">
        <text:list-item>
          <text:p text:style-name="P34">REVIEW</text:p>
        </text:list-item>
        <text:list-item>
          <text:p text:style-name="P34">TASK-1 </text:p>
          <text:list>
            <text:list-item>
              <text:list>
                <text:list-item>
                  <text:p text:style-name="P34">ip_proc_actions__Proc_1__Copy_Partial($im_inp)</text:p>
                  <text:list>
                    <text:list-item>
                      <text:p text:style-name="P34">==&gt; random coordinates</text:p>
                    </text:list-item>
                    <text:list-item>
                      <text:p text:style-name="P34">==&gt; flowcharting</text:p>
                    </text:list-item>
                    <text:list-item>
                      <text:p text:style-name="P34">//_20200128_142027:next</text:p>
                    </text:list-item>
                  </text:list>
                </text:list-item>
              </text:list>
            </text:list-item>
            <text:list-item>
              <text:p text:style-name="P34">T-1.1 : flowchart</text:p>
            </text:list-item>
            <text:list-item>
              <text:p text:style-name="P34">T-1.2</text:p>
              <text:list>
                <text:list-item>
                  <text:p text:style-name="P34">docs ==&gt; random integer</text:p>
                </text:list-item>
                <text:list-item>
                  <text:p text:style-name="P34">//_20200129_155122:tmp</text:p>
                </text:list-item>
                <text:list-item>
                  <text:p text:style-name="P34">TEST ==&gt; OK</text:p>
                </text:list-item>
              </text:list>
            </text:list-item>
            <text:list-item>
              <text:p text:style-name="P34"><text:soft-page-break/>T-1.3 : new FUMC → “get_Params_For__Image_Copy($ix, $iy)</text:p>
            </text:list-item>
          </text:list>
        </text:list-item>
      </text:list>
      <text:p text:style-name="P3"/>
      <text:p text:style-name="P3">[next]</text:p>
      <text:list xml:id="list6651058228549518264" text:style-name="L20">
        <text:list-item>
          <text:p text:style-name="P35">TASK</text:p>
          <text:list>
            <text:list-item>
              <text:p text:style-name="P35">//_20200129_160752:next</text:p>
            </text:list-item>
            <text:list-item>
              <text:p text:style-name="P35">get_Params_For__Image_Copy($ix, $iy)</text:p>
              <text:list>
                <text:list-item>
                  <text:p text:style-name="P35">==&gt; return param vals</text:p>
                </text:list-item>
              </text:list>
            </text:list-item>
          </text:list>
        </text:list-item>
      </text:list>
      <text:p text:style-name="P3">[further]</text:p>
      <text:list xml:id="list7514198674374707135" text:style-name="L21">
        <text:list-item>
          <text:p text:style-name="P36"/>
        </text:list-item>
      </text:list>
      <text:p text:style-name="P10"><text:line-break/><text:span text:style-name="T2">[/ 20200129_160818]</text:span></text:p>
      <text:p text:style-name="P10"/>
      <text:p text:style-name="P6"/>
      <text:p text:style-name="P3"><text:span text:style-name="T3">7</text:span>---------------------------------------------------------------------------</text:p>
      <text:p text:style-name="P7">res free# JVEMV6 37#12.5_8 / 37. miscs / 12. programming / 5. image-processing / <text:s/>20200130_134606</text:p>
      <text:p text:style-name="P8">#_ </text:p>
      <text:p text:style-name="P3">[do] </text:p>
      <text:list xml:id="list3282354386843751096" text:style-name="L28">
        <text:list-item>
          <text:p text:style-name="P47"><text:span text:style-name="T7">REVIEW</text:span></text:p>
        </text:list-item>
        <text:list-item>
          <text:p text:style-name="P47"><text:span text:style-name="T7">TASK-1</text:span></text:p>
          <text:list>
            <text:list-item>
              <text:list>
                <text:list-item>
                  <text:p text:style-name="P41">//_20200129_160752:next</text:p>
                </text:list-item>
                <text:list-item>
                  <text:p text:style-name="P41">get_Params_For__Image_Copy($ix, $iy)</text:p>
                  <text:list>
                    <text:list-item>
                      <text:p text:style-name="P41">==&gt; return param vals</text:p>
                    </text:list-item>
                  </text:list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return param vals</text:p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  <text:list-item>
          <text:p text:style-name="P41">T<text:span text:style-name="T9">ASK-2 : gen ==&gt; partial image</text:span></text:p>
          <text:list>
            <text:list-item>
              <text:p text:style-name="P41">T-2.1</text:p>
              <text:list>
                <text:list-item>
                  <text:p text:style-name="P41">CODE</text:p>
                </text:list-item>
                <text:list-item>
                  <text:p text:style-name="P41"><text:soft-page-break/>TEST ==&gt; OK</text:p>
                </text:list-item>
              </text:list>
            </text:list-item>
          </text:list>
        </text:list-item>
        <text:list-item>
          <text:p text:style-name="P41">TASK-3 : random ==&gt; X times on the same image</text:p>
          <text:list>
            <text:list-item>
              <text:p text:style-name="P41">T-3.1</text:p>
              <text:list>
                <text:list-item>
                  <text:p text:style-name="P41">new FUNC : ip_proc_actions__Proc_1__Copy_Partial_Multiple</text:p>
                  <text:list>
                    <text:list-item>
                      <text:p text:style-name="P41">sig, labels, caller</text:p>
                    </text:list-item>
                  </text:list>
                </text:list-item>
                <text:list-item>
                  <text:p text:style-name="P41">TEST ==&gt; OK</text:p>
                </text:list-item>
              </text:list>
            </text:list-item>
          </text:list>
        </text:list-item>
        <text:list-item>
          <text:p text:style-name="P41">TASK-4 : oth<text:span text:style-name="T9">er image file ==&gt; 46#6.5_5.(L-3.0).png</text:span></text:p>
          <text:list>
            <text:list-item>
              <text:p text:style-name="P41"><text:span text:style-name="T9">T-4.1</text:span></text:p>
              <text:list>
                <text:list-item>
                  <text:p text:style-name="P41"><text:span text:style-name="T9">DUP</text:span></text:p>
                </text:list-item>
                <text:list-item>
                  <text:p text:style-name="P41"><text:span text:style-name="T9">rename ==&gt; test_20200130_143634.png</text:span></text:p>
                </text:list-item>
                <text:list-item>
                  <text:p text:style-name="P41"><text:span text:style-name="T9">CODE</text:span></text:p>
                </text:list-item>
                <text:list-item>
                  <text:p text:style-name="P41"><text:span text:style-name="T9">TEST ==&gt; OK</text:span></text:p>
                </text:list-item>
              </text:list>
            </text:list-item>
          </text:list>
        </text:list-item>
      </text:list>
      <text:p text:style-name="P3">[next]</text:p>
      <text:list xml:id="list2966401478954611491" text:style-name="L22">
        <text:list-item>
          <text:p text:style-name="P37">TASK : ANY</text:p>
        </text:list-item>
      </text:list>
      <text:p text:style-name="P3">[further]</text:p>
      <text:list xml:id="list6725070769391360890" text:style-name="L23">
        <text:list-item>
          <text:p text:style-name="P38"/>
        </text:list-item>
      </text:list>
      <text:p text:style-name="P10"><text:line-break/><text:span text:style-name="T2">[/ 20200130_145726]</text:span></text:p>
      <text:p text:style-name="P10"/>
      <text:p text:style-name="P3"><text:span text:style-name="T8">@@@</text:span></text:p>
      <text:p text:style-name="P3"><text:span text:style-name="T3">8</text:span>---------------------------------------------------------------------------</text:p>
      <text:p text:style-name="P7">res free# JVEMV6 37#12.5_XX / 37. miscs / 12. programming / 5. image-processing / <text:s/>XXXX</text:p>
      <text:p text:style-name="P8">#_ </text:p>
      <text:p text:style-name="P3">[do] </text:p>
      <text:list xml:id="list34793361" text:continue-list="list2168865770600118190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6133873195794440848" text:style-name="L29">
        <text:list-item>
          <text:p text:style-name="P42"><text:soft-page-break/>TASK</text:p>
        </text:list-item>
      </text:list>
      <text:p text:style-name="P3">[further]</text:p>
      <text:list xml:id="list5241925627225438914" text:style-name="L30">
        <text:list-item>
          <text:p text:style-name="P43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<text:span text:style-name="T3">X</text:span>---------------------------------------------------------------------------</text:p>
      <text:p text:style-name="P7">res free# JVEMV6 37#12.5_XX / 37. miscs / 12. programming / 5. image-processing / <text:s/>XXXX</text:p>
      <text:p text:style-name="P8">#_ </text:p>
      <text:p text:style-name="P3">[do] </text:p>
      <text:list xml:id="list34790184" text:continue-list="list34793361" text:style-name="L1">
        <text:list-item>
          <text:p text:style-name="P16">REVIEW</text:p>
        </text:list-item>
        <text:list-item>
          <text:p text:style-name="P16">TASK-1</text:p>
        </text:list-item>
      </text:list>
      <text:p text:style-name="P3"/>
      <text:p text:style-name="P3">[next]</text:p>
      <text:list xml:id="list5295641405003992283" text:style-name="L24">
        <text:list-item>
          <text:p text:style-name="P39">TASK</text:p>
        </text:list-item>
      </text:list>
      <text:p text:style-name="P3">[further]</text:p>
      <text:list xml:id="list4812552008248584011" text:style-name="L25">
        <text:list-item>
          <text:p text:style-name="P40"/>
        </text:list-item>
      </text:list>
      <text:p text:style-name="P10"><text:line-break/><text:span text:style-name="T2">[/ XXX]</text:span></text:p>
      <text:p text:style-name="P10"/>
      <text:p text:style-name="P10"><text:soft-page-break/></text:p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5302702551819841657" text:style-name="L26">
        <text:list-item>
          <text:p text:style-name="P4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4783959" text:continue-numbering="true" text:style-name="L26">
        <text:list-item>
          <text:p text:style-name="P44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91454673229048934" text:style-name="L27">
        <text:list-item>
          <text:p text:style-name="P13">git</text:p>
          <text:list>
            <text:list-item>
              <text:p text:style-name="P13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4790761" text:continue-numbering="true" text:style-name="L27">
        <text:list-item>
          <text:list>
            <text:list-item>
              <text:p text:style-name="P13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4803216" text:continue-numbering="true" text:style-name="L27">
        <text:list-item>
          <text:p text:style-name="P13">move “<text:span text:style-name="T4">@@@</text:span>”</text:p>
        </text:list-item>
        <text:list-item>
          <text:p text:style-name="P45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><text:soft-page-break/></text:p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30T14:57:44.79</dc:date>
    <dc:creator>iwabuchi ken</dc:creator>
    <meta:editing-duration>P1DT2H55M20S</meta:editing-duration>
    <meta:editing-cycles>88</meta:editing-cycles>
    <meta:generator>OpenOffice/4.1.3$Win32 OpenOffice.org_project/413m1$Build-9783</meta:generator>
    <meta:document-statistic meta:table-count="3" meta:image-count="0" meta:object-count="0" meta:page-count="15" meta:paragraph-count="313" meta:word-count="1164" meta:character-count="8271"/>
  </office:meta>
</office:document-meta>
</file>